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normal" officeooo:rsid="0019860a" officeooo:paragraph-rsid="0019860a" style:font-weight-asian="normal" style:font-weight-complex="normal"/>
    </style:style>
    <style:style style:name="P6" style:family="paragraph" style:parent-style-name="Standard">
      <style:text-properties fo:font-weight="normal" officeooo:rsid="0019d0bf" officeooo:paragraph-rsid="0019d0bf" style:font-weight-asian="normal" style:font-weight-complex="normal"/>
    </style:style>
    <style:style style:name="P7" style:family="paragraph" style:parent-style-name="Standard">
      <style:text-properties fo:font-weight="normal" officeooo:rsid="0019d0bf" officeooo:paragraph-rsid="0026d711" style:font-weight-asian="normal" style:font-weight-complex="normal"/>
    </style:style>
    <style:style style:name="P8" style:family="paragraph" style:parent-style-name="Standard">
      <style:text-properties fo:font-weight="normal" officeooo:rsid="001ba1cd" officeooo:paragraph-rsid="0019d0bf" style:font-weight-asian="normal" style:font-weight-complex="normal"/>
    </style:style>
    <style:style style:name="P9" style:family="paragraph" style:parent-style-name="Standard">
      <style:text-properties fo:font-weight="normal" officeooo:rsid="001ba1cd" officeooo:paragraph-rsid="0026d711" style:font-weight-asian="normal" style:font-weight-complex="normal"/>
    </style:style>
    <style:style style:name="P10" style:family="paragraph" style:parent-style-name="Standard">
      <style:text-properties fo:font-weight="normal" officeooo:rsid="0027d4c0" officeooo:paragraph-rsid="0027d4c0" style:font-weight-asian="normal" style:font-weight-complex="normal"/>
    </style:style>
    <style:style style:name="P11" style:family="paragraph" style:parent-style-name="Standard">
      <style:text-properties fo:font-weight="normal" officeooo:rsid="0029c7ef" officeooo:paragraph-rsid="0029c7ef" style:font-weight-asian="normal" style:font-weight-complex="normal"/>
    </style:style>
    <style:style style:name="P12" style:family="paragraph" style:parent-style-name="Standard">
      <style:text-properties fo:font-weight="normal" officeooo:rsid="002b195b" officeooo:paragraph-rsid="002b195b" style:font-weight-asian="normal" style:font-weight-complex="normal"/>
    </style:style>
    <style:style style:name="P13" style:family="paragraph" style:parent-style-name="Standard">
      <style:text-properties fo:font-weight="normal" officeooo:rsid="002c9726" officeooo:paragraph-rsid="002c9726" style:font-weight-asian="normal" style:font-weight-complex="normal"/>
    </style:style>
    <style:style style:name="P14" style:family="paragraph" style:parent-style-name="Standard">
      <style:text-properties fo:font-weight="normal" officeooo:rsid="002d9ba8" officeooo:paragraph-rsid="002d9ba8" style:font-weight-asian="normal" style:font-weight-complex="normal"/>
    </style:style>
    <style:style style:name="P15" style:family="paragraph" style:parent-style-name="Standard">
      <style:text-properties fo:font-weight="normal" officeooo:rsid="002e5d1a" officeooo:paragraph-rsid="002e5d1a" style:font-weight-asian="normal" style:font-weight-complex="normal"/>
    </style:style>
    <style:style style:name="P16" style:family="paragraph" style:parent-style-name="Standard">
      <style:text-properties fo:font-weight="normal" officeooo:rsid="002f227b" officeooo:paragraph-rsid="002f227b" style:font-weight-asian="normal" style:font-weight-complex="normal"/>
    </style:style>
    <style:style style:name="P17" style:family="paragraph" style:parent-style-name="Standard">
      <style:text-properties fo:font-weight="normal" officeooo:rsid="002fd5c1" officeooo:paragraph-rsid="002fd5c1" style:font-weight-asian="normal" style:font-weight-complex="normal"/>
    </style:style>
    <style:style style:name="P18" style:family="paragraph" style:parent-style-name="Standard">
      <style:text-properties fo:font-weight="normal" officeooo:rsid="0032a587" officeooo:paragraph-rsid="0032a587" style:font-weight-asian="normal" style:font-weight-complex="normal"/>
    </style:style>
    <style:style style:name="P19" style:family="paragraph" style:parent-style-name="Standard">
      <style:text-properties fo:font-weight="bold" officeooo:rsid="0032a587" officeooo:paragraph-rsid="00384593" style:font-weight-asian="bold" style:font-weight-complex="bold"/>
    </style:style>
    <style:style style:name="P20" style:family="paragraph" style:parent-style-name="Standard">
      <style:text-properties fo:font-weight="bold" officeooo:rsid="00384593" officeooo:paragraph-rsid="00384593" style:font-weight-asian="bold" style:font-weight-complex="bold"/>
    </style:style>
    <style:style style:name="P21" style:family="paragraph" style:parent-style-name="Standard">
      <style:text-properties fo:font-weight="normal" officeooo:rsid="00384593" officeooo:paragraph-rsid="00384593" style:font-weight-asian="normal" style:font-weight-complex="normal"/>
    </style:style>
    <style:style style:name="P22" style:family="paragraph" style:parent-style-name="Standard">
      <style:text-properties fo:font-weight="normal" officeooo:rsid="00399ae3" officeooo:paragraph-rsid="00399ae3"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fo:font-weight="normal" officeooo:rsid="0038459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5">Las imágenes empleadas son en formato jpg que corresponderían a imágenes de mapa de bits</text:p>
      <text:p text:style-name="P5">Se ha empleado este formato dado que esas imágenes van a representar elementos que queremos focalizar y que pueden hacer más atractiva la página web por lo que precisaremos una mejor calidad para poder recoger colores y luminosidad en las mismas.</text:p>
      <text:p text:style-name="P5">Para el logo se ha empleado formato png, porque aunque no necesita una calidad extrema al intentar </text:p>
      <text:p text:style-name="P5">convertirlo a una imagen vectorial perdía demasiada calidad.</text:p>
      <text:p text:style-name="P5">Para los icono que representan las diferentes redes sociales si se han empleado imágenes vectoriales</text:p>
      <text:p text:style-name="P5">pues no se necesita buena calidad si no que el propio icono sea fácilmente reconocible con la función que representa.</text:p>
      <text:p text:style-name="P5"/>
      <text:p text:style-name="Standard"/>
      <text:p text:style-name="P2">b) ¿Son correctos los formatos usados en tu web? En caso de no ser correctos,</text:p>
      <text:p text:style-name="P2">¿qué formatos serían los correctos y por qué? Razona tu respuesta. (0,05 puntos).</text:p>
      <text:p text:style-name="P6">En mi caso mantengo los formatos establecidos para cada una de las imágenes e iconos</text:p>
      <text:p text:style-name="P6">ya que cada uno de ellos cumple las función de calidad y peso necesario según el uso realizado.</text:p>
      <text:p text:style-name="P6"/>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8"/>
      <text:p text:style-name="P2">i. Indica el banco de fotografías desde dónde las has descargado, e indica bajo</text:p>
      <text:p text:style-name="P2">qué licencia puedes utilizar las fotografías, así como sus permisos. (0,05</text:p>
      <text:p text:style-name="P2">puntos).</text:p>
      <text:p text:style-name="P7">En el caso de las imágenes empleadas en en la parte de compra, las mismas han sido </text:p>
      <text:p text:style-name="P7">generadas por IA (DallE), a nivel legislativo una IA no se considera autor, por lo que a día </text:p>
      <text:p text:style-name="P7">de hoy no se considera que pueda estar cometiendo una infracción, si no que se sigue debatiendo y legislando sobre ello sin llegar aun a una conclusión, <text:span text:style-name="T1">por lo tanto no se considera que la imágenes </text:span></text:p>
      <text:p text:style-name="P9">generadas por la misma posean derechos de autor. <text:s/></text:p>
      <text:p text:style-name="P9">Si revisamos los términos especificados por DALL-E <text:s/>nos indica que poseemos todos los derechos </text:p>
      <text:p text:style-name="P9">de la imagen generada otorgándonos así derechos de autor, aunque las empresas subsidiarias miembros del grupo poseen una licencia que les permitiría usarlas sin tu consentimiento.</text:p>
      <text:p text:style-name="P9"/>
      <text:p text:style-name="P9">Las imágenes del index han sido sacadas de iStock, que permite utilizar la imagen para fines personales, de negocios o comerciales no restringidos por la licencia.</text:p>
      <text:p text:style-name="P9">Las condiciones de uso son las siguientes : https://www.istockphoto.com/es/legal/license-agreement</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0">Las fotos a convertir son las que aparecen en la interfaz de comprar, las que corresponde con </text:p>
      <text:p text:style-name="P10">las botellas de vino individuales. </text:p>
      <text:p text:style-name="P10">En este caso las modificamos de jpg a png, se adjuntan el en trabajo en la carpeta img/imgConvertidas.</text:p>
      <text:p text:style-name="P2">iii. Indica el proceso que has seguido paso a paso. (0,1 puntos).</text:p>
      <text:p text:style-name="P11">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2">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2"><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3">En cuanto a las imágenes y los texto de la misma los licenciaría bajo un una creativeCommons, </text:p>
      <text:p text:style-name="P13">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4">Optaría por emplear la más restrictiva la que te permite sólo copiar y distribuir el material, </text:p>
      <text:p text:style-name="P14">atendiendo a reconocimiento de la autoría de forma adecuada, no se utilice con propósitos comerciales y que no se distribuyan modificaciones de la obra original. </text:p>
      <text:p text:style-name="P14">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4">Para poder ejercer los derechos del copyright primero registraría mi web para obtener este tipo de licencia, para ello basta con registrarse el el siguiente enlace y abonar las tasas indicadas : </text:p>
      <text:p text:style-name="P14"><text:a xlink:type="simple" xlink:href="https://copyright.es/" text:style-name="Internet_20_link" text:visited-style-name="Visited_20_Internet_20_Link">https://copyright.es</text:a>.</text:p>
      <text:p text:style-name="P14"/>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5">Voy a incluir el video en el index, en sustitución de una de las imágenes de presentación de la bodega, incluyo aquí el video por el escogido representa un racimo de uvas en una parra </text:p>
      <text:p text:style-name="P15">que es un elemento fundamental en la bodega pues si la materia prima no es posible la producción de vino y en consecución la elaboración de este, siendo parte importante y representativa de la web.</text:p>
      <text:p text:style-name="P3">b) Indica el banco de vídeos desde dónde lo has descargado, su licencia, y lo que</text:p>
      <text:p text:style-name="P3">esta nos permite hacer. (0,15 puntos).</text:p>
      <text:p text:style-name="P15">Este video se ha descargado de la siguiente web <text:a xlink:type="simple" xlink:href="https://pixabay.com/" text:style-name="Internet_20_link" text:visited-style-name="Visited_20_Internet_20_Link">https://pixabay.com</text:a>; siendo el tipo de licencia </text:p>
      <text:p text:style-name="P15">creative commons permitiendo el uso de su contenido libremente, no es necesario hacer referencia </text:p>
      <text:p text:style-name="P15">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16">Se ha realizado la conversión del video de mp4 a webm a través de la web gratuita:</text:p>
      <text:p text:style-name="P16"><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17">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18">Al incluir los videos con extesion .mp4 y webm cubrimos entre ambos que se puedan </text:p>
      <text:p text:style-name="P18">reproducir en los navegadores indicados.</text:p>
      <text:p text:style-name="P18"/>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19">(0,375 puntos).</text:p>
      <text:p text:style-name="P19"><text:span text:style-name="T5">Hemos tomado el ejemplo visto en clase de de cambio de fondo de color y de entrada de transición</text:span></text:p>
      <text:p text:style-name="P19"><text:span text:style-name="T5">de objeto, en los apuntes eran con div </text:span></text:p>
      <text:p text:style-name="P4">ii. Ser acordes a tu diseño, usuarios y objetivo principal. Explica dónde las has</text:p>
      <text:p text:style-name="P4">incluido y razona su sentido. (0,375 puntos).</text:p>
      <text:p text:style-name="P21">En nuestro trabajo lo he implementado directamente sobre la etiqueta a la que afecta que por un lado <text:s/>en un h3 con el la suscripción a las new letter y por el otro lado modificando el fondo del botón para suscribirse.</text:p>
      <text:p text:style-name="P22">Hemos incluido la animación en este punto ya que uno de los objetivos era conseguir más clientes, por lo que focalizando en estos dos elementos hacemos que resalten más invitando al usuario a suscribirse.</text:p>
      <text:p text:style-name="P20">Elementos interactivos. (0,8 puntos)</text:p>
      <text:p text:style-name="P20">a) Incluye, al menos, tres tipos de elementos interactivos distintos en tu página web</text:p>
      <text:p text:style-name="P20">con Bootstrap, que:</text:p>
      <text:p text:style-name="P20">i. Sean acordes a tu diseño, usuarios y objetivo principal. Indica dónde los has</text:p>
      <text:p text:style-name="P20">incluido y razona su senti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19T14:18:04.086475421</dc:date>
    <meta:editing-duration>PT1H24M37S</meta:editing-duration>
    <meta:editing-cycles>19</meta:editing-cycles>
    <meta:generator>LibreOffice/7.3.7.2$Linux_X86_64 LibreOffice_project/30$Build-2</meta:generator>
    <meta:document-statistic meta:table-count="0" meta:image-count="0" meta:object-count="0" meta:page-count="3" meta:paragraph-count="111" meta:word-count="1542" meta:character-count="9282" meta:non-whitespace-character-count="7829"/>
  </office:meta>
</office:document-meta>
</file>